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draw:fill="none" draw:stroke="solid" svg:stroke-width="0.00694in" svg:stroke-color="#4472c4" draw:marker-end="a469" svg:stroke-opacity="100%" draw:stroke-linejoin="miter" svg:stroke-linecap="butt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9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69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69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697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draw:fill="none" draw:stroke="solid" svg:stroke-width="0.02778in" svg:stroke-color="#000000" draw:marker-end="a400" svg:stroke-opacity="100%" draw:stroke-linejoin="miter" svg:stroke-linecap="butt"/>
    </style:style>
    <style:style style:family="graphic" style:name="a403">
      <style:graphic-properties draw:fill="none" draw:stroke="solid" svg:stroke-width="0.02778in" svg:stroke-color="#000000" draw:marker-end="a402" svg:stroke-opacity="100%" draw:stroke-linejoin="miter" svg:stroke-linecap="butt"/>
    </style:style>
    <style:style style:family="graphic" style:name="a405">
      <style:graphic-properties draw:fill="none" draw:stroke="solid" svg:stroke-width="0.02778in" svg:stroke-color="#000000" draw:marker-end="a404" svg:stroke-opacity="100%" draw:stroke-linejoin="miter" svg:stroke-linecap="butt"/>
    </style:style>
    <style:style style:family="graphic" style:name="a407">
      <style:graphic-properties draw:fill="none" draw:stroke="solid" svg:stroke-width="0.02778in" svg:stroke-color="#000000" draw:marker-end="a406" svg:stroke-opacity="100%" draw:stroke-linejoin="miter" svg:stroke-linecap="butt"/>
    </style:style>
    <style:style style:family="graphic" style:name="a409">
      <style:graphic-properties draw:fill="none" draw:stroke="solid" svg:stroke-width="0.02778in" svg:stroke-color="#000000" draw:marker-end="a408" svg:stroke-opacity="100%" draw:stroke-linejoin="miter" svg:stroke-linecap="butt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1">
      <style:graphic-properties draw:fill="none" draw:stroke="solid" svg:stroke-width="0.02778in" svg:stroke-color="#000000" draw:marker-end="a410" svg:stroke-opacity="100%" draw:stroke-linejoin="miter" svg:stroke-linecap="butt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f8cba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d6dce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1in" fo:padding-right="0.1in" draw:textarea-vertical-align="middle" draw:textarea-horizontal-align="center" draw:fill="solid" draw:fill-color="#d6dce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0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6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4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8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385">
      <style:graphic-properties draw:fill="none" draw:stroke="solid" svg:stroke-width="0.02778in" svg:stroke-color="#000000" draw:marker-end="a384" svg:stroke-opacity="100%" draw:stroke-linejoin="miter" svg:stroke-linecap="butt"/>
    </style:style>
    <style:style style:family="graphic" style:name="a71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65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0">
      <style:graphic-properties draw:fill="none" draw:stroke="solid" svg:stroke-width="0.00694in" svg:stroke-color="#4472c4" draw:marker-end="a439" svg:stroke-opacity="100%" draw:stroke-linejoin="miter" svg:stroke-linecap="butt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draw:fill="none" draw:stroke="solid" svg:stroke-width="0.02778in" svg:stroke-color="#000000" draw:marker-end="a386" svg:stroke-opacity="100%" draw:stroke-linejoin="miter" svg:stroke-linecap="butt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draw:fill="none" draw:stroke="solid" svg:stroke-width="0.00694in" svg:stroke-color="#4472c4" draw:marker-end="a441" svg:stroke-opacity="100%" draw:stroke-linejoin="miter" svg:stroke-linecap="butt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9">
      <style:graphic-properties draw:fill="none" draw:stroke="solid" svg:stroke-width="0.02778in" svg:stroke-color="#000000" draw:marker-end="a388" svg:stroke-opacity="100%" draw:stroke-linejoin="miter" svg:stroke-linecap="butt"/>
    </style:style>
    <style:style style:family="graphic" style:name="a71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44">
      <style:graphic-properties draw:fill="none" draw:stroke="solid" svg:stroke-width="0.00694in" svg:stroke-color="#4472c4" draw:marker-end="a443" svg:stroke-opacity="100%" draw:stroke-linejoin="miter" svg:stroke-linecap="butt"/>
    </style:style>
    <style:style style:family="graphic" style:name="a71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7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solid" draw:fill-color="#f8cba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1">
      <style:graphic-properties draw:fill="none" draw:stroke="solid" svg:stroke-width="0.02778in" svg:stroke-color="#000000" draw:marker-end="a390" svg:stroke-opacity="100%" draw:stroke-linejoin="miter" svg:stroke-linecap="butt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draw:fill="none" draw:stroke="solid" svg:stroke-width="0.02778in" svg:stroke-color="#000000" draw:marker-end="a392" svg:stroke-opacity="100%" draw:stroke-linejoin="miter" svg:stroke-linecap="butt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bdd7e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draw:fill="none" draw:stroke="solid" svg:stroke-width="0.02778in" svg:stroke-color="#000000" draw:marker-end="a394" svg:stroke-opacity="100%" draw:stroke-linejoin="miter" svg:stroke-linecap="butt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draw:fill="none" draw:stroke="solid" svg:stroke-width="0.02778in" svg:stroke-color="#000000" draw:marker-end="a396" svg:stroke-opacity="100%" draw:stroke-linejoin="miter" svg:stroke-linecap="butt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draw:fill="none" draw:stroke="solid" svg:stroke-width="0.02778in" svg:stroke-color="#000000" draw:marker-end="a398" svg:stroke-opacity="100%" draw:stroke-linejoin="miter" svg:stroke-linecap="butt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6">
      <style:graphic-properties draw:fill="none" draw:stroke="solid" svg:stroke-width="0.00694in" svg:stroke-color="#4472c4" draw:marker-end="a465" svg:stroke-opacity="100%" draw:stroke-linejoin="miter" svg:stroke-linecap="butt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8">
      <style:graphic-properties draw:fill="none" draw:stroke="solid" svg:stroke-width="0.00694in" svg:stroke-color="#4472c4" draw:marker-end="a467" svg:stroke-opacity="100%" draw:stroke-linejoin="miter" svg:stroke-linecap="butt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Diapositiva-titolo" presentation:presentation-page-layout-name="Master1-PPL1" draw:id="Slide-256">
        <draw:custom-shape svg:x="0.94949in" svg:y="1.4in" svg:width="11.48485in" svg:height="4.54444in" draw:id="id63" draw:style-name="a383" draw:name="Rettangolo 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18182in" svg:y1="2.80505in" svg:x2="0.94949in" svg:y2="2.80505in" draw:id="id64" draw:style-name="a385" draw:name="Connettore 2 12">
          <svg:title/>
          <svg:desc/>
        </draw:connector>
        <draw:connector draw:type="line" svg:x1="0.18182in" svg:y1="3.27172in" svg:x2="0.94949in" svg:y2="3.27172in" draw:id="id65" draw:style-name="a387" draw:name="Connettore 2 13">
          <svg:title/>
          <svg:desc/>
        </draw:connector>
        <draw:connector draw:type="line" svg:x1="0.18182in" svg:y1="3.74949in" svg:x2="0.94949in" svg:y2="3.74949in" draw:id="id66" draw:style-name="a389" draw:name="Connettore 2 14">
          <svg:title/>
          <svg:desc/>
        </draw:connector>
        <draw:connector draw:type="line" svg:x1="0.18182in" svg:y1="4.12727in" svg:x2="0.94949in" svg:y2="4.12727in" draw:id="id67" draw:style-name="a391" draw:name="Connettore 2 15">
          <svg:title/>
          <svg:desc/>
        </draw:connector>
        <draw:connector draw:type="line" svg:x1="0.18182in" svg:y1="4.59394in" svg:x2="0.94949in" svg:y2="4.59394in" draw:id="id68" draw:style-name="a393" draw:name="Connettore 2 16">
          <svg:title/>
          <svg:desc/>
        </draw:connector>
        <draw:connector draw:type="line" svg:x1="0.18182in" svg:y1="5.07172in" svg:x2="0.94949in" svg:y2="5.07172in" draw:id="id69" draw:style-name="a395" draw:name="Connettore 2 17">
          <svg:title/>
          <svg:desc/>
        </draw:connector>
        <draw:connector draw:type="line" svg:x1="0.18182in" svg:y1="2.34949in" svg:x2="0.94949in" svg:y2="2.34949in" draw:id="id70" draw:style-name="a397" draw:name="Connettore 2 18">
          <svg:title/>
          <svg:desc/>
        </draw:connector>
        <draw:connector draw:type="line" svg:x1="12.43434in" svg:y1="2.84343in" svg:x2="13.20202in" svg:y2="2.84343in" draw:id="id71" draw:style-name="a399" draw:name="Connettore 2 19">
          <svg:title/>
          <svg:desc/>
        </draw:connector>
        <draw:connector draw:type="line" svg:x1="12.43434in" svg:y1="3.3101in" svg:x2="13.20202in" svg:y2="3.3101in" draw:id="id72" draw:style-name="a401" draw:name="Connettore 2 20">
          <svg:title/>
          <svg:desc/>
        </draw:connector>
        <draw:connector draw:type="line" svg:x1="12.43434in" svg:y1="3.78788in" svg:x2="13.20202in" svg:y2="3.78788in" draw:id="id73" draw:style-name="a403" draw:name="Connettore 2 21">
          <svg:title/>
          <svg:desc/>
        </draw:connector>
        <draw:connector draw:type="line" svg:x1="12.43434in" svg:y1="4.16566in" svg:x2="13.20202in" svg:y2="4.16566in" draw:id="id74" draw:style-name="a405" draw:name="Connettore 2 22">
          <svg:title/>
          <svg:desc/>
        </draw:connector>
        <draw:connector draw:type="line" svg:x1="12.43434in" svg:y1="4.63232in" svg:x2="13.20202in" svg:y2="4.63232in" draw:id="id75" draw:style-name="a407" draw:name="Connettore 2 23">
          <svg:title/>
          <svg:desc/>
        </draw:connector>
        <draw:connector draw:type="line" svg:x1="12.43434in" svg:y1="5.1101in" svg:x2="13.20202in" svg:y2="5.1101in" draw:id="id76" draw:style-name="a409" draw:name="Connettore 2 24">
          <svg:title/>
          <svg:desc/>
        </draw:connector>
        <draw:connector draw:type="line" svg:x1="12.43434in" svg:y1="2.38788in" svg:x2="13.20202in" svg:y2="2.38788in" draw:id="id77" draw:style-name="a411" draw:name="Connettore 2 25">
          <svg:title/>
          <svg:desc/>
        </draw:connector>
        <draw:custom-shape svg:x="1.15556in" svg:y="2.25505in" svg:width="1.4in" svg:height="2.94444in" draw:id="id78" draw:style-name="a414" draw:name="Rettangolo con angoli arrotondati 26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01238in" svg:y="1.86086in" svg:width="2.43206in" svg:height="3.77727in" draw:id="id79" draw:style-name="a417" draw:name="Rettangolo con angoli arrotondati 30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6in" svg:y="2.38788in" svg:width="0.51111in" svg:height="0.51111in" draw:id="id80" draw:style-name="a420" draw:name="Ovale 35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25999in" svg:y="4.37677in" svg:width="0.51111in" svg:height="0.51111in" draw:id="id81" draw:style-name="a423" draw:name="Ovale 37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93764in" svg:y="3.41667in" svg:width="0.51111in" svg:height="0.51111in" draw:id="id82" draw:style-name="a426" draw:name="Ovale 38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3" draw:style-name="a430" draw:name="CasellaDiTesto 39" svg:x="1.86364in" svg:y="3.50393in" svg:width="0.88006in" svg:height="0.33659in">
          <draw:text-box>
            <text:p text:style-name="a429" text:class-names="" text:cond-style-name=""><text:span text:style-name="a427" text:class-names="">MPLS</text:span><text:span text:style-name="a428" text:class-names=""/></text:p>
          </draw:text-box>
          <svg:title/>
          <svg:desc/>
        </draw:frame>
        <draw:frame draw:id="id84" draw:style-name="a434" draw:name="CasellaDiTesto 40" svg:x="1.21818in" svg:y="4.47486in" svg:width="0.88006in" svg:height="0.33659in">
          <draw:text-box>
            <text:p text:style-name="a433" text:class-names="" text:cond-style-name=""><text:span text:style-name="a431" text:class-names="">IPv4</text:span><text:span text:style-name="a432" text:class-names=""/></text:p>
          </draw:text-box>
          <svg:title/>
          <svg:desc/>
        </draw:frame>
        <draw:frame draw:id="id85" draw:style-name="a438" draw:name="CasellaDiTesto 41" svg:x="1.61489in" svg:y="2.48426in" svg:width="0.88006in" svg:height="0.33659in">
          <draw:text-box>
            <text:p text:style-name="a437" text:class-names="" text:cond-style-name=""><text:span text:style-name="a435" text:class-names="">Eth</text:span><text:span text:style-name="a436" text:class-names=""/></text:p>
          </draw:text-box>
          <svg:title/>
          <svg:desc/>
        </draw:frame>
        <draw:connector draw:type="line" svg:x1="2.1841in" svg:y1="3.93626in" svg:x2="1.51554in" svg:y2="4.37677in" draw:end-shape="id81" draw:end-glue-point="0" draw:id="id86" draw:style-name="a440" draw:name="Connettore 2 54">
          <svg:title/>
          <svg:desc/>
        </draw:connector>
        <draw:connector draw:type="line" svg:x1="1.86364in" svg:y1="2.89899in" svg:x2="2.11111in" svg:y2="3.41667in" draw:id="id87" draw:style-name="a442" draw:name="Connettore 2 56">
          <svg:title/>
          <svg:desc/>
        </draw:connector>
        <draw:connector draw:type="line" svg:x1="1.85556in" svg:y1="2.89899in" draw:start-shape="id80" draw:start-glue-point="2" svg:x2="1.51554in" svg:y2="4.37677in" draw:end-shape="id81" draw:end-glue-point="0" draw:id="id88" draw:style-name="a444" draw:name="Connettore 2 58">
          <svg:title/>
          <svg:desc/>
        </draw:connector>
        <draw:custom-shape svg:x="10.83333in" svg:y="2.25505in" svg:width="1.4in" svg:height="2.94444in" draw:id="id89" draw:style-name="a447" draw:name="Rettangolo con angoli arrotondati 59">
          <svg:title/>
          <svg:desc/>
          <text:p text:style-name="a446" text:class-names="" text:cond-style-name=""><text:span text:style-name="a44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1.27778in" svg:y="2.38788in" svg:width="0.51111in" svg:height="0.51111in" draw:id="id90" draw:style-name="a450" draw:name="Ovale 60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93777in" svg:y="4.37677in" svg:width="0.51111in" svg:height="0.51111in" draw:id="id91" draw:style-name="a453" draw:name="Ovale 61">
          <svg:title/>
          <svg:desc/>
          <text:p text:style-name="a452" text:class-names="" text:cond-style-name=""><text:span text:style-name="a45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61541in" svg:y="3.41667in" svg:width="0.51111in" svg:height="0.51111in" draw:id="id92" draw:style-name="a456" draw:name="Ovale 62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93" draw:style-name="a460" draw:name="CasellaDiTesto 63" svg:x="10.89596in" svg:y="4.47486in" svg:width="0.88006in" svg:height="0.33659in">
          <draw:text-box>
            <text:p text:style-name="a459" text:class-names="" text:cond-style-name=""><text:span text:style-name="a457" text:class-names="">IPv4</text:span><text:span text:style-name="a458" text:class-names=""/></text:p>
          </draw:text-box>
          <svg:title/>
          <svg:desc/>
        </draw:frame>
        <draw:frame draw:id="id94" draw:style-name="a464" draw:name="CasellaDiTesto 64" svg:x="11.29267in" svg:y="2.48426in" svg:width="0.88006in" svg:height="0.33659in">
          <draw:text-box>
            <text:p text:style-name="a463" text:class-names="" text:cond-style-name=""><text:span text:style-name="a461" text:class-names="">Eth</text:span><text:span text:style-name="a462" text:class-names=""/></text:p>
          </draw:text-box>
          <svg:title/>
          <svg:desc/>
        </draw:frame>
        <draw:connector draw:type="line" svg:x1="11.86188in" svg:y1="3.93626in" svg:x2="11.19332in" svg:y2="4.37677in" draw:end-shape="id91" draw:end-glue-point="0" draw:id="id95" draw:style-name="a466" draw:name="Connettore 2 65">
          <svg:title/>
          <svg:desc/>
        </draw:connector>
        <draw:connector draw:type="line" svg:x1="11.54142in" svg:y1="2.89899in" svg:x2="11.78889in" svg:y2="3.41667in" draw:id="id96" draw:style-name="a468" draw:name="Connettore 2 66">
          <svg:title/>
          <svg:desc/>
        </draw:connector>
        <draw:connector draw:type="line" svg:x1="11.53333in" svg:y1="2.89899in" draw:start-shape="id90" draw:start-glue-point="2" svg:x2="11.19332in" svg:y2="4.37677in" draw:end-shape="id91" draw:end-glue-point="0" draw:id="id97" draw:style-name="a470" draw:name="Connettore 2 67">
          <svg:title/>
          <svg:desc/>
        </draw:connector>
        <draw:frame draw:id="id98" draw:style-name="a474" draw:name="CasellaDiTesto 68" svg:x="1.39912in" svg:y="1.74739in" svg:width="1.58814in" svg:height="0.50488in">
          <draw:text-box>
            <text:p text:style-name="a473" text:class-names="" text:cond-style-name=""><text:span text:style-name="a471" text:class-names="">Parser</text:span><text:span text:style-name="a472" text:class-names=""/></text:p>
          </draw:text-box>
          <svg:title/>
          <svg:desc/>
        </draw:frame>
        <draw:frame draw:id="id99" draw:style-name="a478" draw:name="CasellaDiTesto 69" svg:x="10.86869in" svg:y="1.74739in" svg:width="1.58814in" svg:height="0.50488in">
          <draw:text-box>
            <text:p text:style-name="a477" text:class-names="" text:cond-style-name=""><text:span text:style-name="a475" text:class-names="">Deparser</text:span><text:span text:style-name="a476" text:class-names=""/></text:p>
          </draw:text-box>
          <svg:title/>
          <svg:desc/>
        </draw:frame>
        <draw:frame draw:id="id100" draw:style-name="a482" draw:name="CasellaDiTesto 70" svg:x="11.55428in" svg:y="3.50393in" svg:width="0.88006in" svg:height="0.33659in">
          <draw:text-box>
            <text:p text:style-name="a481" text:class-names="" text:cond-style-name=""><text:span text:style-name="a479" text:class-names="">MPLS</text:span><text:span text:style-name="a480" text:class-names=""/></text:p>
          </draw:text-box>
          <svg:title/>
          <svg:desc/>
        </draw:frame>
        <draw:custom-shape svg:x="3.15556in" svg:y="2.34949in" svg:width="0.85556in" svg:height="0.54949in" draw:id="id101" draw:style-name="a485" draw:name="Rettangolo con angoli arrotondati 71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02" draw:style-name="a491" draw:name="CasellaDiTesto 79" svg:x="3.23158in" svg:y="2.32679in" svg:width="0.80984in" svg:height="0.5722in">
          <draw:text-box>
            <text:p text:style-name="a487" text:class-names="" text:cond-style-name=""><text:span text:style-name="a486" text:class-names="">Match</text:span></text:p>
            <text:p text:style-name="a490" text:class-names="" text:cond-style-name=""><text:span text:style-name="a488" text:class-names="">Action</text:span><text:span text:style-name="a489" text:class-names=""/></text:p>
          </draw:text-box>
          <svg:title/>
          <svg:desc/>
        </draw:frame>
        <draw:custom-shape svg:x="4.44774in" svg:y="2.35598in" svg:width="0.85556in" svg:height="0.54949in" draw:id="id103" draw:style-name="a494" draw:name="Rettangolo con angoli arrotondati 87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04" draw:style-name="a500" draw:name="CasellaDiTesto 88" svg:x="4.52376in" svg:y="2.33327in" svg:width="0.80984in" svg:height="0.5722in">
          <draw:text-box>
            <text:p text:style-name="a496" text:class-names="" text:cond-style-name=""><text:span text:style-name="a495" text:class-names="">Match</text:span></text:p>
            <text:p text:style-name="a499" text:class-names="" text:cond-style-name=""><text:span text:style-name="a497" text:class-names="">Action</text:span><text:span text:style-name="a498" text:class-names=""/></text:p>
          </draw:text-box>
          <svg:title/>
          <svg:desc/>
        </draw:frame>
        <draw:custom-shape svg:x="4.05683in" svg:y="2.48426in" svg:width="0.36842in" svg:height="0.24216in" draw:id="id105" draw:style-name="a503" draw:name="Freccia a destra 97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450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15556in" svg:y="3.08997in" svg:width="0.85556in" svg:height="0.54949in" draw:id="id106" draw:style-name="a506" draw:name="Rettangolo con angoli arrotondati 98">
          <svg:title/>
          <svg:desc/>
          <text:p text:style-name="a505" text:class-names="" text:cond-style-name=""><text:span text:style-name="a50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07" draw:style-name="a512" draw:name="CasellaDiTesto 99" svg:x="3.23158in" svg:y="3.06727in" svg:width="0.80984in" svg:height="0.5722in">
          <draw:text-box>
            <text:p text:style-name="a508" text:class-names="" text:cond-style-name=""><text:span text:style-name="a507" text:class-names="">Match</text:span></text:p>
            <text:p text:style-name="a511" text:class-names="" text:cond-style-name=""><text:span text:style-name="a509" text:class-names="">Action</text:span><text:span text:style-name="a510" text:class-names=""/></text:p>
          </draw:text-box>
          <svg:title/>
          <svg:desc/>
        </draw:frame>
        <draw:custom-shape svg:x="4.44774in" svg:y="3.09645in" svg:width="0.85556in" svg:height="0.54949in" draw:id="id108" draw:style-name="a515" draw:name="Rettangolo con angoli arrotondati 100">
          <svg:title/>
          <svg:desc/>
          <text:p text:style-name="a514" text:class-names="" text:cond-style-name=""><text:span text:style-name="a51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09" draw:style-name="a521" draw:name="CasellaDiTesto 101" svg:x="4.52376in" svg:y="3.07375in" svg:width="0.80984in" svg:height="0.5722in">
          <draw:text-box>
            <text:p text:style-name="a517" text:class-names="" text:cond-style-name=""><text:span text:style-name="a516" text:class-names="">Match</text:span></text:p>
            <text:p text:style-name="a520" text:class-names="" text:cond-style-name=""><text:span text:style-name="a518" text:class-names="">Action</text:span><text:span text:style-name="a519" text:class-names=""/></text:p>
          </draw:text-box>
          <svg:title/>
          <svg:desc/>
        </draw:frame>
        <draw:custom-shape svg:x="4.05683in" svg:y="3.22474in" svg:width="0.36842in" svg:height="0.24216in" draw:id="id110" draw:style-name="a524" draw:name="Freccia a destra 102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450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15631in" svg:y="4.65503in" svg:width="0.85556in" svg:height="0.54949in" draw:id="id111" draw:style-name="a527" draw:name="Rettangolo con angoli arrotondati 103">
          <svg:title/>
          <svg:desc/>
          <text:p text:style-name="a526" text:class-names="" text:cond-style-name=""><text:span text:style-name="a52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12" draw:style-name="a533" draw:name="CasellaDiTesto 104" svg:x="3.23233in" svg:y="4.63232in" svg:width="0.80984in" svg:height="0.5722in">
          <draw:text-box>
            <text:p text:style-name="a529" text:class-names="" text:cond-style-name=""><text:span text:style-name="a528" text:class-names="">Match</text:span></text:p>
            <text:p text:style-name="a532" text:class-names="" text:cond-style-name=""><text:span text:style-name="a530" text:class-names="">Action</text:span><text:span text:style-name="a531" text:class-names=""/></text:p>
          </draw:text-box>
          <svg:title/>
          <svg:desc/>
        </draw:frame>
        <draw:custom-shape svg:x="4.4485in" svg:y="4.66151in" svg:width="0.85556in" svg:height="0.54949in" draw:id="id113" draw:style-name="a536" draw:name="Rettangolo con angoli arrotondati 105">
          <svg:title/>
          <svg:desc/>
          <text:p text:style-name="a535" text:class-names="" text:cond-style-name=""><text:span text:style-name="a53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14" draw:style-name="a542" draw:name="CasellaDiTesto 106" svg:x="4.52452in" svg:y="4.6388in" svg:width="0.80984in" svg:height="0.5722in">
          <draw:text-box>
            <text:p text:style-name="a538" text:class-names="" text:cond-style-name=""><text:span text:style-name="a537" text:class-names="">Match</text:span></text:p>
            <text:p text:style-name="a541" text:class-names="" text:cond-style-name=""><text:span text:style-name="a539" text:class-names="">Action</text:span><text:span text:style-name="a540" text:class-names=""/></text:p>
          </draw:text-box>
          <svg:title/>
          <svg:desc/>
        </draw:frame>
        <draw:custom-shape svg:x="4.05759in" svg:y="4.78979in" svg:width="0.36842in" svg:height="0.24216in" draw:id="id115" draw:style-name="a545" draw:name="Freccia a destra 107">
          <svg:title/>
          <svg:desc/>
          <text:p text:style-name="a544" text:class-names="" text:cond-style-name=""><text:span text:style-name="a54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450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16" draw:style-name="a549" draw:name="CasellaDiTesto 124" svg:x="3.43158in" svg:y="3.92778in" svg:width="1.62105in" svg:height="0.40391in">
          <draw:text-box>
            <text:p text:style-name="a548" text:class-names="" text:cond-style-name=""><text:span text:style-name="a546" text:class-names="">…………………..</text:span><text:span text:style-name="a547" text:class-names=""/></text:p>
          </draw:text-box>
          <svg:title/>
          <svg:desc/>
        </draw:frame>
        <draw:custom-shape svg:x="2.61884in" svg:y="2.48426in" svg:width="0.36842in" svg:height="0.24216in" draw:id="id117" draw:style-name="a552" draw:name="Freccia a destra 126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450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61215in" svg:y="3.22474in" svg:width="0.36842in" svg:height="0.24216in" draw:id="id118" draw:style-name="a555" draw:name="Freccia a destra 127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450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59736in" svg:y="4.79248in" svg:width="0.36842in" svg:height="0.24216in" draw:id="id119" draw:style-name="a558" draw:name="Freccia a destra 128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450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20" draw:style-name="a562" draw:name="CasellaDiTesto 130" svg:x="2.55556in" svg:y="3.93773in" svg:width="1.62105in" svg:height="0.40391in">
          <draw:text-box>
            <text:p text:style-name="a561" text:class-names="" text:cond-style-name=""><text:span text:style-name="a559" text:class-names="">….</text:span><text:span text:style-name="a560" text:class-names=""/></text:p>
          </draw:text-box>
          <svg:title/>
          <svg:desc/>
        </draw:frame>
        <draw:custom-shape svg:x="5.5014in" svg:y="2.48426in" svg:width="0.36842in" svg:height="0.24216in" draw:id="id121" draw:style-name="a565" draw:name="Freccia a destra 152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450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50669in" svg:y="3.22204in" svg:width="0.36842in" svg:height="0.24216in" draw:id="id122" draw:style-name="a568" draw:name="Freccia a destra 153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450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49189in" svg:y="4.78979in" svg:width="0.36842in" svg:height="0.24216in" draw:id="id123" draw:style-name="a571" draw:name="Freccia a destra 154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450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24" draw:style-name="a575" draw:name="CasellaDiTesto 155" svg:x="5.45009in" svg:y="3.93504in" svg:width="1.62105in" svg:height="0.40391in">
          <draw:text-box>
            <text:p text:style-name="a574" text:class-names="" text:cond-style-name=""><text:span text:style-name="a572" text:class-names="">….</text:span><text:span text:style-name="a573" text:class-names=""/></text:p>
          </draw:text-box>
          <svg:title/>
          <svg:desc/>
        </draw:frame>
        <draw:custom-shape svg:x="7.84425in" svg:y="1.86086in" svg:width="2.43206in" svg:height="3.77727in" draw:id="id125" draw:style-name="a578" draw:name="Rettangolo con angoli arrotondati 156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98743in" svg:y="2.34949in" svg:width="0.85556in" svg:height="0.54949in" draw:id="id126" draw:style-name="a581" draw:name="Rettangolo con angoli arrotondati 157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27" draw:style-name="a587" draw:name="CasellaDiTesto 158" svg:x="8.06345in" svg:y="2.32679in" svg:width="0.80984in" svg:height="0.5722in">
          <draw:text-box>
            <text:p text:style-name="a583" text:class-names="" text:cond-style-name=""><text:span text:style-name="a582" text:class-names="">Match</text:span></text:p>
            <text:p text:style-name="a586" text:class-names="" text:cond-style-name=""><text:span text:style-name="a584" text:class-names="">Action</text:span><text:span text:style-name="a585" text:class-names=""/></text:p>
          </draw:text-box>
          <svg:title/>
          <svg:desc/>
        </draw:frame>
        <draw:custom-shape svg:x="9.27961in" svg:y="2.35598in" svg:width="0.85556in" svg:height="0.54949in" draw:id="id128" draw:style-name="a590" draw:name="Rettangolo con angoli arrotondati 159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29" draw:style-name="a596" draw:name="CasellaDiTesto 160" svg:x="9.35563in" svg:y="2.33327in" svg:width="0.80984in" svg:height="0.5722in">
          <draw:text-box>
            <text:p text:style-name="a592" text:class-names="" text:cond-style-name=""><text:span text:style-name="a591" text:class-names="">Match</text:span></text:p>
            <text:p text:style-name="a595" text:class-names="" text:cond-style-name=""><text:span text:style-name="a593" text:class-names="">Action</text:span><text:span text:style-name="a594" text:class-names=""/></text:p>
          </draw:text-box>
          <svg:title/>
          <svg:desc/>
        </draw:frame>
        <draw:custom-shape svg:x="8.8887in" svg:y="2.48426in" svg:width="0.36842in" svg:height="0.24216in" draw:id="id130" draw:style-name="a599" draw:name="Freccia a destra 161">
          <svg:title/>
          <svg:desc/>
          <text:p text:style-name="a598" text:class-names="" text:cond-style-name=""><text:span text:style-name="a597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450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7.98743in" svg:y="3.08997in" svg:width="0.85556in" svg:height="0.54949in" draw:id="id131" draw:style-name="a602" draw:name="Rettangolo con angoli arrotondati 162">
          <svg:title/>
          <svg:desc/>
          <text:p text:style-name="a601" text:class-names="" text:cond-style-name=""><text:span text:style-name="a6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2" draw:style-name="a608" draw:name="CasellaDiTesto 163" svg:x="8.06345in" svg:y="3.06727in" svg:width="0.80984in" svg:height="0.5722in">
          <draw:text-box>
            <text:p text:style-name="a604" text:class-names="" text:cond-style-name=""><text:span text:style-name="a603" text:class-names="">Match</text:span></text:p>
            <text:p text:style-name="a607" text:class-names="" text:cond-style-name=""><text:span text:style-name="a605" text:class-names="">Action</text:span><text:span text:style-name="a606" text:class-names=""/></text:p>
          </draw:text-box>
          <svg:title/>
          <svg:desc/>
        </draw:frame>
        <draw:custom-shape svg:x="9.27961in" svg:y="3.09645in" svg:width="0.85556in" svg:height="0.54949in" draw:id="id133" draw:style-name="a611" draw:name="Rettangolo con angoli arrotondati 164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4" draw:style-name="a617" draw:name="CasellaDiTesto 165" svg:x="9.35563in" svg:y="3.07375in" svg:width="0.80984in" svg:height="0.5722in">
          <draw:text-box>
            <text:p text:style-name="a613" text:class-names="" text:cond-style-name=""><text:span text:style-name="a612" text:class-names="">Match</text:span></text:p>
            <text:p text:style-name="a616" text:class-names="" text:cond-style-name=""><text:span text:style-name="a614" text:class-names="">Action</text:span><text:span text:style-name="a615" text:class-names=""/></text:p>
          </draw:text-box>
          <svg:title/>
          <svg:desc/>
        </draw:frame>
        <draw:custom-shape svg:x="8.8887in" svg:y="3.22474in" svg:width="0.36842in" svg:height="0.24216in" draw:id="id135" draw:style-name="a620" draw:name="Freccia a destra 166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450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7.98818in" svg:y="4.65503in" svg:width="0.85556in" svg:height="0.54949in" draw:id="id136" draw:style-name="a623" draw:name="Rettangolo con angoli arrotondati 167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7" draw:style-name="a629" draw:name="CasellaDiTesto 168" svg:x="8.0642in" svg:y="4.63232in" svg:width="0.80984in" svg:height="0.5722in">
          <draw:text-box>
            <text:p text:style-name="a625" text:class-names="" text:cond-style-name=""><text:span text:style-name="a624" text:class-names="">Match</text:span></text:p>
            <text:p text:style-name="a628" text:class-names="" text:cond-style-name=""><text:span text:style-name="a626" text:class-names="">Action</text:span><text:span text:style-name="a627" text:class-names=""/></text:p>
          </draw:text-box>
          <svg:title/>
          <svg:desc/>
        </draw:frame>
        <draw:custom-shape svg:x="9.28037in" svg:y="4.66151in" svg:width="0.85556in" svg:height="0.54949in" draw:id="id138" draw:style-name="a632" draw:name="Rettangolo con angoli arrotondati 169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9" draw:style-name="a638" draw:name="CasellaDiTesto 170" svg:x="9.35639in" svg:y="4.6388in" svg:width="0.80984in" svg:height="0.5722in">
          <draw:text-box>
            <text:p text:style-name="a634" text:class-names="" text:cond-style-name=""><text:span text:style-name="a633" text:class-names="">Match</text:span></text:p>
            <text:p text:style-name="a637" text:class-names="" text:cond-style-name=""><text:span text:style-name="a635" text:class-names="">Action</text:span><text:span text:style-name="a636" text:class-names=""/></text:p>
          </draw:text-box>
          <svg:title/>
          <svg:desc/>
        </draw:frame>
        <draw:custom-shape svg:x="8.88946in" svg:y="4.78979in" svg:width="0.36842in" svg:height="0.24216in" draw:id="id140" draw:style-name="a641" draw:name="Freccia a destra 171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450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41" draw:style-name="a645" draw:name="CasellaDiTesto 172" svg:x="8.26345in" svg:y="3.92778in" svg:width="1.62105in" svg:height="0.40391in">
          <draw:text-box>
            <text:p text:style-name="a644" text:class-names="" text:cond-style-name=""><text:span text:style-name="a642" text:class-names="">…………………..</text:span><text:span text:style-name="a643" text:class-names=""/></text:p>
          </draw:text-box>
          <svg:title/>
          <svg:desc/>
        </draw:frame>
        <draw:custom-shape svg:x="7.45071in" svg:y="2.48426in" svg:width="0.36842in" svg:height="0.24216in" draw:id="id142" draw:style-name="a648" draw:name="Freccia a destra 173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450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7.44402in" svg:y="3.22474in" svg:width="0.36842in" svg:height="0.24216in" draw:id="id143" draw:style-name="a651" draw:name="Freccia a destra 174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450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7.42923in" svg:y="4.79248in" svg:width="0.36842in" svg:height="0.24216in" draw:id="id144" draw:style-name="a654" draw:name="Freccia a destra 175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450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10.33327in" svg:y="2.48426in" svg:width="0.36842in" svg:height="0.24216in" draw:id="id145" draw:style-name="a657" draw:name="Freccia a destra 176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450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10.33855in" svg:y="3.22204in" svg:width="0.36842in" svg:height="0.24216in" draw:id="id146" draw:style-name="a660" draw:name="Freccia a destra 177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450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10.32376in" svg:y="4.78979in" svg:width="0.36842in" svg:height="0.24216in" draw:id="id147" draw:style-name="a663" draw:name="Freccia a destra 178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450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95156in" svg:y="2.32948in" svg:width="1.4in" svg:height="2.94444in" draw:id="id148" draw:style-name="a666" draw:name="Rettangolo con angoli arrotondati 180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g draw:name="Gruppo 195" draw:id="id149">
          <svg:title/>
          <svg:desc/>
          <draw:custom-shape svg:x="6.23011in" svg:y="2.58296in" svg:width="0.93056in" svg:height="0.49074in" draw:id="id173" draw:style-name="a714" draw:name="Figura a mano libera: forma 182">
            <svg:title/>
            <svg:desc/>
            <text:p text:style-name="a713" text:class-names="" text:cond-style-name=""><text:span text:style-name="a712" text:class-names=""/></text:p>
            <draw:enhanced-geometry xmlns:dr3d="urn:oasis:names:tc:opendocument:xmlns:dr3d:1.0" draw:type="non-primitive" svg:viewBox="0 0 850900 448734" draw:enhanced-path="M 0 0 L 850900 0 850900 448734 21166 448734 N" draw:text-areas="?f18 ?f20 ?f19 ?f21" draw:glue-points="?f13 ?f14 ?f15 ?f14 ?f15 ?f16 ?f17 ?f16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50900"/>
              <draw:equation draw:name="f7" draw:formula="?f4 / 448734"/>
              <draw:equation draw:name="f8" draw:formula="0 * ?f5 / 850900"/>
              <draw:equation draw:name="f9" draw:formula="0 * ?f4 / 448734"/>
              <draw:equation draw:name="f10" draw:formula="850900 * ?f5 / 850900"/>
              <draw:equation draw:name="f11" draw:formula="448734 * ?f4 / 448734"/>
              <draw:equation draw:name="f12" draw:formula="21166 * ?f5 / 850900"/>
              <draw:equation draw:name="f13" draw:formula="?f8 / ?f6"/>
              <draw:equation draw:name="f14" draw:formula="?f9 / ?f7"/>
              <draw:equation draw:name="f15" draw:formula="?f10 / ?f6"/>
              <draw:equation draw:name="f16" draw:formula="?f11 / ?f7"/>
              <draw:equation draw:name="f17" draw:formula="?f12 / ?f6"/>
              <draw:equation draw:name="f18" draw:formula="?f0 / ?f6"/>
              <draw:equation draw:name="f19" draw:formula="?f1 / ?f6"/>
              <draw:equation draw:name="f20" draw:formula="?f2 / ?f7"/>
              <draw:equation draw:name="f21" draw:formula="?f3 / ?f7"/>
            </draw:enhanced-geometry>
          </draw:custom-shape>
          <draw:connector draw:type="line" svg:x1="6.96622in" svg:y1="2.65198in" svg:x2="6.96622in" svg:y2="3.01553in" draw:id="id174" draw:style-name="a715" draw:name="Connettore diritto 186">
            <svg:title/>
            <svg:desc/>
          </draw:connector>
          <draw:connector draw:type="line" svg:x1="6.83196in" svg:y1="2.65198in" svg:x2="6.83196in" svg:y2="3.01553in" draw:id="id175" draw:style-name="a716" draw:name="Connettore diritto 187">
            <svg:title/>
            <svg:desc/>
          </draw:connector>
          <draw:connector draw:type="line" svg:x1="6.69185in" svg:y1="2.65198in" svg:x2="6.69185in" svg:y2="3.01553in" draw:id="id176" draw:style-name="a717" draw:name="Connettore diritto 188">
            <svg:title/>
            <svg:desc/>
          </draw:connector>
          <draw:connector draw:type="line" svg:x1="6.55881in" svg:y1="2.65198in" svg:x2="6.55881in" svg:y2="3.01553in" draw:id="id177" draw:style-name="a718" draw:name="Connettore diritto 189">
            <svg:title/>
            <svg:desc/>
          </draw:connector>
        </draw:g>
        <draw:g draw:name="Gruppo 196" draw:id="id150">
          <svg:title/>
          <svg:desc/>
          <draw:custom-shape svg:x="6.21773in" svg:y="3.21534in" svg:width="0.93056in" svg:height="0.49074in" draw:id="id168" draw:style-name="a707" draw:name="Figura a mano libera: forma 197">
            <svg:title/>
            <svg:desc/>
            <text:p text:style-name="a706" text:class-names="" text:cond-style-name=""><text:span text:style-name="a705" text:class-names=""/></text:p>
            <draw:enhanced-geometry xmlns:dr3d="urn:oasis:names:tc:opendocument:xmlns:dr3d:1.0" draw:type="non-primitive" svg:viewBox="0 0 850900 448734" draw:enhanced-path="M 0 0 L 850900 0 850900 448734 21166 448734 N" draw:text-areas="?f18 ?f20 ?f19 ?f21" draw:glue-points="?f13 ?f14 ?f15 ?f14 ?f15 ?f16 ?f17 ?f16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50900"/>
              <draw:equation draw:name="f7" draw:formula="?f4 / 448734"/>
              <draw:equation draw:name="f8" draw:formula="0 * ?f5 / 850900"/>
              <draw:equation draw:name="f9" draw:formula="0 * ?f4 / 448734"/>
              <draw:equation draw:name="f10" draw:formula="850900 * ?f5 / 850900"/>
              <draw:equation draw:name="f11" draw:formula="448734 * ?f4 / 448734"/>
              <draw:equation draw:name="f12" draw:formula="21166 * ?f5 / 850900"/>
              <draw:equation draw:name="f13" draw:formula="?f8 / ?f6"/>
              <draw:equation draw:name="f14" draw:formula="?f9 / ?f7"/>
              <draw:equation draw:name="f15" draw:formula="?f10 / ?f6"/>
              <draw:equation draw:name="f16" draw:formula="?f11 / ?f7"/>
              <draw:equation draw:name="f17" draw:formula="?f12 / ?f6"/>
              <draw:equation draw:name="f18" draw:formula="?f0 / ?f6"/>
              <draw:equation draw:name="f19" draw:formula="?f1 / ?f6"/>
              <draw:equation draw:name="f20" draw:formula="?f2 / ?f7"/>
              <draw:equation draw:name="f21" draw:formula="?f3 / ?f7"/>
            </draw:enhanced-geometry>
          </draw:custom-shape>
          <draw:connector draw:type="line" svg:x1="6.95384in" svg:y1="3.28435in" svg:x2="6.95384in" svg:y2="3.64791in" draw:id="id169" draw:style-name="a708" draw:name="Connettore diritto 198">
            <svg:title/>
            <svg:desc/>
          </draw:connector>
          <draw:connector draw:type="line" svg:x1="6.81958in" svg:y1="3.28435in" svg:x2="6.81958in" svg:y2="3.64791in" draw:id="id170" draw:style-name="a709" draw:name="Connettore diritto 199">
            <svg:title/>
            <svg:desc/>
          </draw:connector>
          <draw:connector draw:type="line" svg:x1="6.67948in" svg:y1="3.28435in" svg:x2="6.67948in" svg:y2="3.64791in" draw:id="id171" draw:style-name="a710" draw:name="Connettore diritto 200">
            <svg:title/>
            <svg:desc/>
          </draw:connector>
          <draw:connector draw:type="line" svg:x1="6.54644in" svg:y1="3.28435in" svg:x2="6.54644in" svg:y2="3.64791in" draw:id="id172" draw:style-name="a711" draw:name="Connettore diritto 201">
            <svg:title/>
            <svg:desc/>
          </draw:connector>
        </draw:g>
        <draw:g draw:name="Gruppo 202" draw:id="id151">
          <svg:title/>
          <svg:desc/>
          <draw:custom-shape svg:x="6.22199in" svg:y="3.83231in" svg:width="0.93056in" svg:height="0.49074in" draw:id="id163" draw:style-name="a700" draw:name="Figura a mano libera: forma 203">
            <svg:title/>
            <svg:desc/>
            <text:p text:style-name="a699" text:class-names="" text:cond-style-name=""><text:span text:style-name="a698" text:class-names=""/></text:p>
            <draw:enhanced-geometry xmlns:dr3d="urn:oasis:names:tc:opendocument:xmlns:dr3d:1.0" draw:type="non-primitive" svg:viewBox="0 0 850900 448734" draw:enhanced-path="M 0 0 L 850900 0 850900 448734 21166 448734 N" draw:text-areas="?f18 ?f20 ?f19 ?f21" draw:glue-points="?f13 ?f14 ?f15 ?f14 ?f15 ?f16 ?f17 ?f16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50900"/>
              <draw:equation draw:name="f7" draw:formula="?f4 / 448734"/>
              <draw:equation draw:name="f8" draw:formula="0 * ?f5 / 850900"/>
              <draw:equation draw:name="f9" draw:formula="0 * ?f4 / 448734"/>
              <draw:equation draw:name="f10" draw:formula="850900 * ?f5 / 850900"/>
              <draw:equation draw:name="f11" draw:formula="448734 * ?f4 / 448734"/>
              <draw:equation draw:name="f12" draw:formula="21166 * ?f5 / 850900"/>
              <draw:equation draw:name="f13" draw:formula="?f8 / ?f6"/>
              <draw:equation draw:name="f14" draw:formula="?f9 / ?f7"/>
              <draw:equation draw:name="f15" draw:formula="?f10 / ?f6"/>
              <draw:equation draw:name="f16" draw:formula="?f11 / ?f7"/>
              <draw:equation draw:name="f17" draw:formula="?f12 / ?f6"/>
              <draw:equation draw:name="f18" draw:formula="?f0 / ?f6"/>
              <draw:equation draw:name="f19" draw:formula="?f1 / ?f6"/>
              <draw:equation draw:name="f20" draw:formula="?f2 / ?f7"/>
              <draw:equation draw:name="f21" draw:formula="?f3 / ?f7"/>
            </draw:enhanced-geometry>
          </draw:custom-shape>
          <draw:connector draw:type="line" svg:x1="6.9581in" svg:y1="3.90132in" svg:x2="6.9581in" svg:y2="4.26488in" draw:id="id164" draw:style-name="a701" draw:name="Connettore diritto 204">
            <svg:title/>
            <svg:desc/>
          </draw:connector>
          <draw:connector draw:type="line" svg:x1="6.82384in" svg:y1="3.90132in" svg:x2="6.82384in" svg:y2="4.26488in" draw:id="id165" draw:style-name="a702" draw:name="Connettore diritto 205">
            <svg:title/>
            <svg:desc/>
          </draw:connector>
          <draw:connector draw:type="line" svg:x1="6.68374in" svg:y1="3.90132in" svg:x2="6.68374in" svg:y2="4.26488in" draw:id="id166" draw:style-name="a703" draw:name="Connettore diritto 206">
            <svg:title/>
            <svg:desc/>
          </draw:connector>
          <draw:connector draw:type="line" svg:x1="6.5507in" svg:y1="3.90132in" svg:x2="6.5507in" svg:y2="4.26488in" draw:id="id167" draw:style-name="a704" draw:name="Connettore diritto 207">
            <svg:title/>
            <svg:desc/>
          </draw:connector>
        </draw:g>
        <draw:g draw:name="Gruppo 208" draw:id="id152">
          <svg:title/>
          <svg:desc/>
          <draw:custom-shape svg:x="6.22199in" svg:y="4.44145in" svg:width="0.93056in" svg:height="0.49074in" draw:id="id158" draw:style-name="a693" draw:name="Figura a mano libera: forma 209">
            <svg:title/>
            <svg:desc/>
            <text:p text:style-name="a692" text:class-names="" text:cond-style-name=""><text:span text:style-name="a691" text:class-names=""/></text:p>
            <draw:enhanced-geometry xmlns:dr3d="urn:oasis:names:tc:opendocument:xmlns:dr3d:1.0" draw:type="non-primitive" svg:viewBox="0 0 850900 448734" draw:enhanced-path="M 0 0 L 850900 0 850900 448734 21166 448734 N" draw:text-areas="?f18 ?f20 ?f19 ?f21" draw:glue-points="?f13 ?f14 ?f15 ?f14 ?f15 ?f16 ?f17 ?f16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50900"/>
              <draw:equation draw:name="f7" draw:formula="?f4 / 448734"/>
              <draw:equation draw:name="f8" draw:formula="0 * ?f5 / 850900"/>
              <draw:equation draw:name="f9" draw:formula="0 * ?f4 / 448734"/>
              <draw:equation draw:name="f10" draw:formula="850900 * ?f5 / 850900"/>
              <draw:equation draw:name="f11" draw:formula="448734 * ?f4 / 448734"/>
              <draw:equation draw:name="f12" draw:formula="21166 * ?f5 / 850900"/>
              <draw:equation draw:name="f13" draw:formula="?f8 / ?f6"/>
              <draw:equation draw:name="f14" draw:formula="?f9 / ?f7"/>
              <draw:equation draw:name="f15" draw:formula="?f10 / ?f6"/>
              <draw:equation draw:name="f16" draw:formula="?f11 / ?f7"/>
              <draw:equation draw:name="f17" draw:formula="?f12 / ?f6"/>
              <draw:equation draw:name="f18" draw:formula="?f0 / ?f6"/>
              <draw:equation draw:name="f19" draw:formula="?f1 / ?f6"/>
              <draw:equation draw:name="f20" draw:formula="?f2 / ?f7"/>
              <draw:equation draw:name="f21" draw:formula="?f3 / ?f7"/>
            </draw:enhanced-geometry>
          </draw:custom-shape>
          <draw:connector draw:type="line" svg:x1="6.9581in" svg:y1="4.51046in" svg:x2="6.9581in" svg:y2="4.87401in" draw:id="id159" draw:style-name="a694" draw:name="Connettore diritto 210">
            <svg:title/>
            <svg:desc/>
          </draw:connector>
          <draw:connector draw:type="line" svg:x1="6.82384in" svg:y1="4.51046in" svg:x2="6.82384in" svg:y2="4.87401in" draw:id="id160" draw:style-name="a695" draw:name="Connettore diritto 211">
            <svg:title/>
            <svg:desc/>
          </draw:connector>
          <draw:connector draw:type="line" svg:x1="6.68374in" svg:y1="4.51046in" svg:x2="6.68374in" svg:y2="4.87401in" draw:id="id161" draw:style-name="a696" draw:name="Connettore diritto 212">
            <svg:title/>
            <svg:desc/>
          </draw:connector>
          <draw:connector draw:type="line" svg:x1="6.5507in" svg:y1="4.51046in" svg:x2="6.5507in" svg:y2="4.87401in" draw:id="id162" draw:style-name="a697" draw:name="Connettore diritto 213">
            <svg:title/>
            <svg:desc/>
          </draw:connector>
        </draw:g>
        <draw:frame draw:id="id153" draw:style-name="a671" draw:name="CasellaDiTesto 214" svg:x="3.23961in" svg:y="1.38877in" svg:width="2.26983in" svg:height="0.50488in">
          <draw:text-box>
            <text:p text:style-name="a670" text:class-names="" text:cond-style-name=""><text:span text:style-name="a667" text:class-names="">Ingress</text:span><text:span text:style-name="a668" text:class-names=""><text:s text:c="1"/>Stage</text:span><text:span text:style-name="a669" text:class-names=""/></text:p>
          </draw:text-box>
          <svg:title/>
          <svg:desc/>
        </draw:frame>
        <draw:frame draw:id="id154" draw:style-name="a677" draw:name="CasellaDiTesto 215" svg:x="8.1447in" svg:y="1.37799in" svg:width="2.26983in" svg:height="0.50488in">
          <draw:text-box>
            <text:p text:style-name="a676" text:class-names="" text:cond-style-name=""><text:span text:style-name="a672" text:class-names="">E</text:span><text:span text:style-name="a673" text:class-names="">gress</text:span><text:span text:style-name="a674" text:class-names=""><text:s text:c="1"/>Stage</text:span><text:span text:style-name="a675" text:class-names=""/></text:p>
          </draw:text-box>
          <svg:title/>
          <svg:desc/>
        </draw:frame>
        <draw:frame draw:id="id155" draw:style-name="a682" draw:name="CasellaDiTesto 216" svg:x="5.44444in" svg:y="1.75378in" svg:width="2.44362in" svg:height="0.50488in">
          <draw:text-box>
            <text:p text:style-name="a681" text:class-names="" text:cond-style-name=""><text:span text:style-name="a678" text:class-names="">Buffers/</text:span><text:span text:style-name="a679" text:class-names="">Queues</text:span><text:span text:style-name="a680" text:class-names=""/></text:p>
          </draw:text-box>
          <svg:title/>
          <svg:desc/>
        </draw:frame>
        <draw:frame draw:id="id156" draw:style-name="a686" draw:name="CasellaDiTesto 217" svg:x="7.3871in" svg:y="3.92697in" svg:width="1.62105in" svg:height="0.40391in">
          <draw:text-box>
            <text:p text:style-name="a685" text:class-names="" text:cond-style-name=""><text:span text:style-name="a683" text:class-names="">….</text:span><text:span text:style-name="a684" text:class-names=""/></text:p>
          </draw:text-box>
          <svg:title/>
          <svg:desc/>
        </draw:frame>
        <draw:frame draw:id="id157" draw:style-name="a690" draw:name="CasellaDiTesto 218" svg:x="10.35839in" svg:y="3.92672in" svg:width="1.62105in" svg:height="0.40391in">
          <draw:text-box>
            <text:p text:style-name="a689" text:class-names="" text:cond-style-name=""><text:span text:style-name="a687" text:class-names="">….</text:span><text:span text:style-name="a68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98" svg:viewBox="0 0 20 30" svg:d="m10 0-10 30h20z"/>
    <draw:marker draw:name="a400" svg:viewBox="0 0 20 30" svg:d="m10 0-10 30h20z"/>
    <draw:marker draw:name="a465" svg:viewBox="0 0 20 30" svg:d="m10 0-10 30h20z"/>
    <draw:marker draw:name="a402" svg:viewBox="0 0 20 30" svg:d="m10 0-10 30h20z"/>
    <draw:marker draw:name="a467" svg:viewBox="0 0 20 30" svg:d="m10 0-10 30h20z"/>
    <draw:marker draw:name="a404" svg:viewBox="0 0 20 30" svg:d="m10 0-10 30h20z"/>
    <draw:marker draw:name="a469" svg:viewBox="0 0 20 30" svg:d="m10 0-10 30h20z"/>
    <draw:marker draw:name="a410" svg:viewBox="0 0 20 30" svg:d="m10 0-10 30h20z"/>
    <draw:marker draw:name="a406" svg:viewBox="0 0 20 30" svg:d="m10 0-10 30h20z"/>
    <draw:marker draw:name="a408" svg:viewBox="0 0 20 30" svg:d="m10 0-10 30h20z"/>
    <draw:marker draw:name="a441" svg:viewBox="0 0 20 30" svg:d="m10 0-10 30h20z"/>
    <draw:marker draw:name="a443" svg:viewBox="0 0 20 30" svg:d="m10 0-10 30h20z"/>
    <draw:marker draw:name="a384" svg:viewBox="0 0 20 30" svg:d="m10 0-10 30h20z"/>
    <draw:marker draw:name="a390" svg:viewBox="0 0 20 30" svg:d="m10 0-10 30h20z"/>
    <draw:marker draw:name="a439" svg:viewBox="0 0 20 30" svg:d="m10 0-10 30h20z"/>
    <draw:marker draw:name="a386" svg:viewBox="0 0 20 30" svg:d="m10 0-10 30h20z"/>
    <draw:marker draw:name="a392" svg:viewBox="0 0 20 30" svg:d="m10 0-10 30h20z"/>
    <draw:marker draw:name="a388" svg:viewBox="0 0 20 30" svg:d="m10 0-10 30h20z"/>
    <draw:marker draw:name="a394" svg:viewBox="0 0 20 30" svg:d="m10 0-10 30h20z"/>
    <draw:marker draw:name="a396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4" draw:name="Segnaposto tito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Fare clic per modificare lo stile del titolo</text:span><text:span text:style-name="a2" text:class-names=""/></text:p>
        </draw:text-box>
        <svg:title/>
        <svg:desc/>
      </draw:frame>
      <draw:frame draw:id="id1" presentation:style-name="a21" draw:name="Segnaposto tes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ca gli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livello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Segnaposto dat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Segnaposto piè di pa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egnaposto numero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titolo" style:page-layout-name="pageLayout1" draw:style-name="a34">
      <draw:frame draw:id="id5" presentation:style-name="a38" draw:name="Tito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Fare clic per modificare lo stile del titolo</text:span><text:span text:style-name="a36" text:class-names=""/></text:p>
        </draw:text-box>
        <svg:title/>
        <svg:desc/>
      </draw:frame>
      <draw:frame draw:id="id6" presentation:style-name="a42" draw:name="Sottotito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Fare clic per modificare lo stile del sottotitolo dello schema</text:span><text:span text:style-name="a40" text:class-names=""/></text:p>
        </draw:text-box>
        <svg:title/>
        <svg:desc/>
      </draw:frame>
      <draw:frame draw:id="id7" presentation:style-name="a47" draw:name="Segnaposto dat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Segnaposto piè di pa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egnaposto numero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olo-e-contenuto" style:page-layout-name="pageLayout1" draw:style-name="a55">
      <draw:frame draw:id="id10" presentation:style-name="a59" draw:name="Tito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Fare clic per modificare lo stile del titolo</text:span><text:span text:style-name="a57" text:class-names=""/></text:p>
        </draw:text-box>
        <svg:title/>
        <svg:desc/>
      </draw:frame>
      <draw:frame draw:id="id11" presentation:style-name="a76" draw:name="Segnaposto contenut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ca gli stili del testo dello schema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o livello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livello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Segnaposto dat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Segnaposto piè di pa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egnaposto numero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Intestazione-sezione" style:page-layout-name="pageLayout1" draw:style-name="a89">
      <draw:frame draw:id="id15" presentation:style-name="a93" draw:name="Tito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Fare clic per modificare lo stile del titolo</text:span><text:span text:style-name="a91" text:class-names=""/></text:p>
        </draw:text-box>
        <svg:title/>
        <svg:desc/>
      </draw:frame>
      <draw:frame draw:id="id16" presentation:style-name="a97" draw:name="Segnaposto tes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ca gli stili del testo dello schema</text:span></text:p>
            </text:list-item>
          </text:list>
        </draw:text-box>
        <svg:title/>
        <svg:desc/>
      </draw:frame>
      <draw:frame draw:id="id17" presentation:style-name="a102" draw:name="Segnaposto dat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Segnaposto piè di pa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egnaposto numero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ue-contenuti" style:page-layout-name="pageLayout1" draw:style-name="a110">
      <draw:frame draw:id="id20" presentation:style-name="a114" draw:name="Tito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Fare clic per modificare lo stile del titolo</text:span><text:span text:style-name="a112" text:class-names=""/></text:p>
        </draw:text-box>
        <svg:title/>
        <svg:desc/>
      </draw:frame>
      <draw:frame draw:id="id21" presentation:style-name="a131" draw:name="Segnaposto contenut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ca gli stili del testo dello schema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o livello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livello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Segnaposto contenut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ca gli stili del testo dello schema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o livello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livello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Segnaposto dat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Segnaposto piè di pa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egnaposto numero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nfronto" style:page-layout-name="pageLayout1" draw:style-name="a161">
      <draw:frame draw:id="id26" presentation:style-name="a165" draw:name="Tito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Fare clic per modificare lo stile del titolo</text:span><text:span text:style-name="a163" text:class-names=""/></text:p>
        </draw:text-box>
        <svg:title/>
        <svg:desc/>
      </draw:frame>
      <draw:frame draw:id="id27" presentation:style-name="a169" draw:name="Segnaposto tes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ca gli stili del testo dello schema</text:span></text:p>
            </text:list-item>
          </text:list>
        </draw:text-box>
        <svg:title/>
        <svg:desc/>
      </draw:frame>
      <draw:frame draw:id="id28" presentation:style-name="a186" draw:name="Segnaposto contenut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ca gli stili del testo dello schema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o livello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livello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Segnaposto tes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ca gli stili del testo dello schema</text:span></text:p>
            </text:list-item>
          </text:list>
        </draw:text-box>
        <svg:title/>
        <svg:desc/>
      </draw:frame>
      <draw:frame draw:id="id30" presentation:style-name="a207" draw:name="Segnaposto contenut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ca gli stili del testo dello schema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o livello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livello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Segnaposto dat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Segnaposto piè di pa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egnaposto numero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titolo" style:page-layout-name="pageLayout1" draw:style-name="a220">
      <draw:frame draw:id="id34" presentation:style-name="a224" draw:name="Tito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Fare clic per modificare lo stile del titolo</text:span><text:span text:style-name="a222" text:class-names=""/></text:p>
        </draw:text-box>
        <svg:title/>
        <svg:desc/>
      </draw:frame>
      <draw:frame draw:id="id35" presentation:style-name="a229" draw:name="Segnaposto dat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Segnaposto piè di pa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egnaposto numero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uota" style:page-layout-name="pageLayout1" draw:style-name="a237">
      <draw:frame draw:id="id38" presentation:style-name="a242" draw:name="Segnaposto dat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Segnaposto piè di pa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egnaposto numero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to-con-didascalia" style:page-layout-name="pageLayout1" draw:style-name="a250">
      <draw:frame draw:id="id41" presentation:style-name="a254" draw:name="Tito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Fare clic per modificare lo stile del titolo</text:span><text:span text:style-name="a252" text:class-names=""/></text:p>
        </draw:text-box>
        <svg:title/>
        <svg:desc/>
      </draw:frame>
      <draw:frame draw:id="id42" presentation:style-name="a271" draw:name="Segnaposto contenut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ca gli stili del testo dello schema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o livello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livello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Segnaposto tes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ca gli stili del testo dello schema</text:span></text:p>
            </text:list-item>
          </text:list>
        </draw:text-box>
        <svg:title/>
        <svg:desc/>
      </draw:frame>
      <draw:frame draw:id="id44" presentation:style-name="a280" draw:name="Segnaposto dat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Segnaposto piè di pa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egnaposto numero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magine-con-didascalia" style:page-layout-name="pageLayout1" draw:style-name="a288">
      <draw:frame draw:id="id47" presentation:style-name="a292" draw:name="Tito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Fare clic per modificare lo stile del titolo</text:span><text:span text:style-name="a290" text:class-names=""/></text:p>
        </draw:text-box>
        <svg:title/>
        <svg:desc/>
      </draw:frame>
      <draw:frame draw:id="id48" presentation:style-name="a295" draw:name="Segnaposto immagine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Segnaposto tes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ca gli stili del testo dello schema</text:span></text:p>
            </text:list-item>
          </text:list>
        </draw:text-box>
        <svg:title/>
        <svg:desc/>
      </draw:frame>
      <draw:frame draw:id="id50" presentation:style-name="a304" draw:name="Segnaposto dat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Segnaposto piè di pa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egnaposto numero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olo-e-testo-verticale" style:page-layout-name="pageLayout1" draw:style-name="a312">
      <draw:frame draw:id="id53" presentation:style-name="a316" draw:name="Tito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Fare clic per modificare lo stile del titolo</text:span><text:span text:style-name="a314" text:class-names=""/></text:p>
        </draw:text-box>
        <svg:title/>
        <svg:desc/>
      </draw:frame>
      <draw:frame draw:id="id54" presentation:style-name="a333" draw:name="Segnaposto testo verticale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ca gli stili del testo dello schema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o livello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livello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Segnaposto dat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Segnaposto piè di pa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egnaposto numero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1_Titolo-e-testo-verticale" style:page-layout-name="pageLayout1" draw:style-name="a346">
      <draw:frame draw:id="id58" presentation:style-name="a350" draw:name="Titolo vertica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Fare clic per modificare lo stile del titolo</text:span><text:span text:style-name="a348" text:class-names=""/></text:p>
        </draw:text-box>
        <svg:title/>
        <svg:desc/>
      </draw:frame>
      <draw:frame draw:id="id59" presentation:style-name="a367" draw:name="Segnaposto testo verticale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ca gli stili del testo dello schema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o livello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livello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Segnaposto dat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Segnaposto piè di pa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egnaposto numero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Gerg</meta:initial-creator>
    <dc:creator>Gerg</dc:creator>
    <meta:creation-date>2017-08-10T09:31:55Z</meta:creation-date>
    <dc:date>2017-08-10T09:55:04Z</dc:date>
    <meta:editing-cycles>2</meta:editing-cycles>
    <meta:editing-duration>PT1389S</meta:editing-duration>
    <meta:document-statistic meta:paragraph-count="41" meta:word-count="45"/>
  </office:meta>
</office:document-meta>
</file>